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Cache.getUserID( Dav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vSessionImpl.DavSessionImpl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SessionImpl.addReference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ache.addReference( DavSession session , Object 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Cache.get( WebdavRequest reque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ssionCache.getSessionByReference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SessionImpl.removeReference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WebdavServer.attachSession( Webdav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WebdavServer.JCRWebdavServer( Repository repository , SessionProvider sess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Cache.getRepositorySession( Webdav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Cache.containsReference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ache.removeReference( DavSession session , Object refere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ssionMap.remove( DavSession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.get( DavSession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WebdavServer.releaseSession( Webdav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Map.put( DavSession key , HashSe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